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moz-fixed" svg:font-family="moz-fixed"/>
    <style:font-face style:name="DejaVu Sans Mono" svg:font-family="'DejaVu Sans Mono'"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Preformatted_20_Text">
      <style:paragraph-properties fo:margin-top="0in" fo:margin-bottom="0.1965in"/>
    </style:style>
    <style:style style:name="P2" style:family="paragraph" style:parent-style-name="Preformatted_20_Text">
      <style:text-properties style:font-name="moz-fixed" fo:font-size="9pt"/>
    </style:style>
    <style:style style:name="P3" style:family="paragraph" style:parent-style-name="Preformatted_20_Text">
      <style:text-properties style:font-name="moz-fixed" fo:font-size="9pt" fo:font-style="italic" style:font-style-asian="italic" style:font-style-complex="italic"/>
    </style:style>
    <style:style style:name="P4" style:family="paragraph" style:parent-style-name="Preformatted_20_Text">
      <style:text-properties style:font-name="moz-fixed" fo:font-size="9pt" fo:background-color="#ffff00"/>
    </style:style>
    <style:style style:name="P5" style:family="paragraph" style:parent-style-name="Preformatted_20_Text">
      <style:text-properties fo:background-color="#ffff00"/>
    </style:style>
    <style:style style:name="P6" style:family="paragraph" style:parent-style-name="Text_20_body">
      <style:text-properties style:font-name="moz-fixed" fo:font-size="9pt"/>
    </style:style>
    <style:style style:name="P7" style:family="paragraph" style:parent-style-name="Text_20_body">
      <style:text-properties style:font-name="moz-fixed" fo:font-size="9pt" fo:background-color="#ffff00"/>
    </style:style>
    <style:style style:name="P8" style:family="paragraph" style:parent-style-name="Text_20_body">
      <style:paragraph-properties fo:padding="0.0291in" fo:border="none" style:join-border="false"/>
      <style:text-properties style:font-name="moz-fixed" fo:font-size="9pt"/>
    </style:style>
    <style:style style:name="P9" style:family="paragraph" style:parent-style-name="Standard">
      <style:text-properties style:font-name="moz-fixed" fo:font-size="9pt"/>
    </style:style>
    <style:style style:name="P10" style:family="paragraph" style:parent-style-name="Heading_20_3">
      <style:text-properties fo:background-color="#ffff00"/>
    </style:style>
    <style:style style:name="P11" style:family="paragraph" style:parent-style-name="Heading_20_3">
      <style:text-properties style:font-name="moz-fixed" fo:font-size="9pt"/>
    </style:style>
    <style:style style:name="P12" style:family="paragraph" style:parent-style-name="Heading_20_1">
      <style:text-properties style:font-name="moz-fixed" fo:font-size="9pt"/>
    </style:style>
    <style:style style:name="P13" style:family="paragraph" style:parent-style-name="Text_20_body" style:list-style-name="L1">
      <style:text-properties style:font-name="moz-fixed" fo:font-size="9pt" fo:background-color="#ffff00"/>
    </style:style>
    <style:style style:name="P14" style:family="paragraph" style:parent-style-name="Heading_20_2">
      <style:text-properties style:font-name="moz-fixed" fo:font-size="9pt"/>
    </style:style>
    <style:style style:name="P15" style:family="paragraph" style:parent-style-name="Heading_20_2">
      <style:text-properties style:font-name="moz-fixed" fo:font-size="9pt" fo:background-color="#ffff00"/>
    </style:style>
    <style:style style:name="T1" style:family="text">
      <style:text-properties fo:background-color="#ffff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2">Building your Cloud</text:h>
      <text:p text:style-name="P4">A staging system that models the production environment is strongly advised. <text:s/>It is critical if customizations have been applied to CloudStack.</text:p>
      <text:p text:style-name="P4"/>
      <text:p text:style-name="P5">Allow adequate time for installation, a beta, and learning the system. <text:s/>Installs with Basic Networking can be done in a day or two. <text:s/>Installs with Advanced Networking usually take several days for the first attempt, with complicated installations taking longer. <text:s/>Allow at least 4-8 weeks for a beta to work through all of the integration issues. <text:s/>It takes months to gain confidence with CloudStack and related technologies. <text:s/>You may want to contact our sales team about training sessions to help accelerate this.</text:p>
      <text:h text:style-name="P15" text:outline-level="2">Building your Clusters</text:h>
      <text:p text:style-name="P7">Citrix recommends a maximum of six hosts per cluster. <text:s/>You can have a virtually unlimited number of clusters per pod and the number of storage pools per cluster does not matter.</text:p>
      <text:p text:style-name="P7">Multiple clusters can be used per pod to achieve a certain switch density.</text:p>
      <text:h text:style-name="P15" text:outline-level="2">Hosts</text:h>
      <text:p text:style-name="P7">In each cluster, hosts should be nearly identical in all respects. <text:s/>This is especially important when considering processors and network interface cards (NICs).</text:p>
      <text:p text:style-name="P7">CloudStack currently supports the following hypervisor software versions:</text:p>
      <text:list xml:id="list168815697" text:style-name="L1">
        <text:list-item>
          <text:p text:style-name="P13">XenServer 5.6 SP2</text:p>
        </text:list-item>
        <text:list-item>
          <text:p text:style-name="P13">VMWare x with vSphere</text:p>
        </text:list-item>
        <text:list-item>
          <text:p text:style-name="P13">KVM x</text:p>
        </text:list-item>
      </text:list>
      <text:p text:style-name="P5">Host capacity should generally be modeled in terms of RAM for the guests. <text:s/>Storage and CPU may be overprovisioned. <text:s/>RAM may not. <text:s/>RAM is usually the limiting factor in capacity designs.</text:p>
      <text:p text:style-name="P3"/>
      <text:h text:style-name="P10" text:outline-level="3">XenServer</text:h>
      <text:p text:style-name="Preformatted_20_Text"><text:span text:style-name="T1">All hosts must be 64-bit and must support HVM (Intel-VT or AMD-V enabled). All Hosts within a Cluster must be homogeneous. That means the CPUs must be of the same type, count, and feature flags. See </text:span><text:a xlink:type="simple" xlink:href="http://docs.vmd.citrix.com/XenServer/4.0.1/reference/ch02.html"><text:span text:style-name="T1">http://docs.vmd.citrix.com/XenServer/4.0.1/reference/ch02.html</text:span></text:a><text:span text:style-name="T1"> for more information on homogeneous XenServer hosts.</text:span></text:p>
      <text:p text:style-name="P5"/>
      <text:p text:style-name="P5">You must re-install Citrix XenServer if you are going to re-use a host from a previous install.</text:p>
      <text:p text:style-name="P3"/>
      <text:h text:style-name="P11" text:outline-level="3">Storage Solutions</text:h>
      <text:p text:style-name="P6">Different hypervisors utilize different storage solutions. <text:s/></text:p>
      <text:p text:style-name="Preformatted_20_Text">Primary storage mountpoints or LUNs should not exceed 6 TB in size. <text:s/>It is better to have multiple smaller primary storage elements per Cluster than one large one.</text:p>
      <text:p text:style-name="Preformatted_20_Text"/>
      <text:p text:style-name="P2">When exporting shares on primary storage, avoid data loss by restricting the range of IP addresses that can access the storage.</text:p>
      <text:p text:style-name="P2"/>
      <text:p text:style-name="Preformatted_20_Text">Monitor host disk space. <text:s/>Many host failures occur because the host's root disk fills up from logs that were not rotated adequately.</text:p>
      <text:p text:style-name="Preformatted_20_Text"/>
      <text:p text:style-name="Preformatted_20_Text"><text:soft-page-break/>This section describes how to configure an NFS export on a standard Linux installation. Instructions in this section specifically apply to RHEL/CentOS 5. Steps to setup other distributions may vary.</text:p>
      <text:p text:style-name="Preformatted_20_Text"/>
      <text:p text:style-name="Preformatted_20_Text">1. Install the RHEL/CentOS distribution on the storage server. <text:s/></text:p>
      <text:p text:style-name="Preformatted_20_Text">Important: The storage server should be a machine with a large number of disks. The disks should ideally be managed by a hardware RAID controller. Modern hardware RAID controllers support hot plug functionality independent of the operating system so you can replace faulty disks without impacting the running operating system.</text:p>
      <text:p text:style-name="Preformatted_20_Text"/>
      <text:p text:style-name="Preformatted_20_Text"/>
      <text:p text:style-name="Preformatted_20_Text">... 5. After /export directory is created, run the following command to configure it as an NFS export.</text:p>
      <text:p text:style-name="Preformatted_20_Text"/>
      <text:p text:style-name="Preformatted_20_Text"># echo "/export &lt;CIDR&gt;(rw,async,no_root_squash)" &gt;&gt; /etc/exports</text:p>
      <text:p text:style-name="Preformatted_20_Text"/>
      <text:p text:style-name="Preformatted_20_Text">Adjust the above command to suit your deployment needs.</text:p>
      <text:p text:style-name="Preformatted_20_Text"/>
      <text:p text:style-name="Preformatted_20_Text">Limiting NFS export. It is highly recommended that you limit the NFS export to a particular subnet by specifying a subnet mask (e.g.,"192.168.1.0/24"). By allowing access from only within the expected cluster, you avoid having non-pool member mount the storage. The limit you place must include the private network(s) and the storage network(s). If the two are the same network then one CIDR is sufficient. If you have a separate storage network you must provide separate CIDR's for both or one CIDR that is broad enough to span both.</text:p>
      <text:p text:style-name="Preformatted_20_Text"/>
      <text:p text:style-name="Preformatted_20_Text">The following is an example with separate CIDRs:</text:p>
      <text:p text:style-name="Preformatted_20_Text"/>
      <text:p text:style-name="Preformatted_20_Text">/export 192.168.1.0/24(rw,async,no_root_squash) 10.50.1.0/24(rw,async,no_root_squash)</text:p>
      <text:p text:style-name="Preformatted_20_Text"/>
      <text:p text:style-name="Preformatted_20_Text">Removing the async flag. The async flag improves performance by allowing the NFS server to respond before writes are committed to the disk. Remove the async flag in your mission critical production deployment.</text:p>
      <text:p text:style-name="Preformatted_20_Text"/>
      <text:p text:style-name="Preformatted_20_Text"/>
      <text:p text:style-name="Preformatted_20_Text">... The volumes used for Primary and Secondary storage should be accessible from Management Server and the hypervisors. These volumes should allow root users to read/write data. <text:s/>These volumes must be for the exclusive use of CloudStack and should not contain any data.</text:p>
      <text:p text:style-name="Preformatted_20_Text"/>
      <text:p text:style-name="P2"/>
      <text:h text:style-name="P14" text:outline-level="2">Networking</text:h>
      <text:p text:style-name="P2">NIC bonding is straightforward to implement and provides increased reliability.</text:p>
      <text:p text:style-name="P2"/>
      <text:p text:style-name="P2">10G networks are generally recommended for storage access when larger servers that can support relatively more VMs are used.</text:p>
      <text:p text:style-name="P2"/>
      <text:p text:style-name="Preformatted_20_Text">The Hosts in a Pod are assigned private IP addresses. <text:s/>These are typically RFC1918 addresses. <text:s/>The Console Proxy and Secondary Storage system VMs are also allocated private IP addresses in the CIDR of the Pod that they are created in.</text:p>
      <text:p text:style-name="Preformatted_20_Text"/>
      <text:p text:style-name="Preformatted_20_Text">The administrator should provide private IPs for the system in each Pod and provision them in CloudStack.</text:p>
      <text:p text:style-name="P2"/>
      <text:p text:style-name="Preformatted_20_Text">For vSphere with advanced virtual networking, we recommend provisioning enough <text:soft-page-break/>private IPs for your total number of customers, plus enough for the required CloudStack System VMs. Typically, about 10 additional IPs are required for the System VMs. For more information about System VMs, see Working with System Virtual Machines in the Administrator's Guide.</text:p>
      <text:p text:style-name="Preformatted_20_Text"/>
      <text:p text:style-name="Preformatted_20_Text">For KVM and XenServer, the recommended number of private IPs per Pod is one per host. If you expect a Pod to grow, add enough private IPs now to accommodate the growth.</text:p>
      <text:p text:style-name="Preformatted_20_Text"/>
      <text:p text:style-name="Preformatted_20_Text">When Advanced Virtual networking is being used, the number of private IP addresses available in each Pod varies depending on which hypervisor is running on the nodes in that Pod. Citrix XenServer and KVM use link-local addresses, which in theory provide more than 65,000 private IP addresses within the address block. As the Pod grows over time, this should be more than enough for any reasonable number of hosts as well as IP addresses for guest virtual routers. VMWare ESXi, by contrast uses any administrator-specified subnetting scheme, and the typical administrator provides only 255 IPs per Pod. Since these are shared by physical machines, the guest virtual router, and other entities, it is possible to run out of private IPs when scaling up a Pod whose nodes are running ESXi.</text:p>
      <text:p text:style-name="Preformatted_20_Text"/>
      <text:p text:style-name="Preformatted_20_Text">To ensure adequate headroom to scale private IP space in an ESXi Pod when Advanced Virtual networking is enabled, use one or more of the following techniques:</text:p>
      <text:p text:style-name="Preformatted_20_Text"/>
      <text:p text:style-name="Preformatted_20_Text">Specify a larger CIDR block for the subnet. A subnet mask with a /20 suffix will provide more than 4,000 IP addresses.</text:p>
      <text:p text:style-name="Preformatted_20_Text"/>
      <text:p text:style-name="Preformatted_20_Text">Create multiple pods, each with its own subnet. For example, if you create 10 Pods and each pod has 255 IPs, this will provide 2,550 IP addresses.</text:p>
      <text:p text:style-name="Preformatted_20_Text"/>
      <text:p text:style-name="Preformatted_20_Text">The secondary storage VMs and console proxy VMs connect to the Management Server on port 8250. If you are using multiple Management Servers, the load balanced IP address of the Management Servers on port 8250 must be reachable. Note that you must not expose port 8250 to the public Internet. The secondary storage VM can be located on any Host in the Zone. It uses the private network for its communication.</text:p>
      <text:p text:style-name="Preformatted_20_Text"/>
      <text:p text:style-name="Preformatted_20_Text">The Management Server and secondary storage VMs must be able to access vCenter and all ESXi hosts in the zone. To allow the necessary access through the firewall, keep port 443 open.</text:p>
      <text:p text:style-name="P2"/>
      <text:p text:style-name="Preformatted_20_Text">The console proxy VMs connect to all hosts in the Zone over the private network. <text:s/>Therefore the private network of any given Pod in the Zone must have connectivity to the private network of all other Pods in the Zone.</text:p>
      <text:p text:style-name="Preformatted_20_Text"/>
      <text:p text:style-name="Preformatted_20_Text">The secondary storage NFS export is mounted by the secondary storage VM. Secondary storage traffic goes over the private network even if there is a separate storage network. (Primary storage traffic goes over the storage network, if available.) If you choose to place secondary storage NFS servers on the storage network, you must make sure there is a route from the private network to the storage network.</text:p>
      <text:p text:style-name="Preformatted_20_Text"/>
      <text:p text:style-name="Preformatted_20_Text">When external firewall integration is in place, the public IP VLAN must still be trunked to the Hosts. <text:s/>This is required to support the Secondary Storage and Console Proxy VMs.</text:p>
      <text:p text:style-name="Preformatted_20_Text"/>
      <text:p text:style-name="Preformatted_20_Text">The Management Servers communicate with each other to coordinate tasks amongst themselves. This communication uses TCP on ports 8250 and 9090.</text:p>
      <text:p text:style-name="Preformatted_20_Text"/>
      <text:p text:style-name="Preformatted_20_Text">With Advanced Networking, separate subnets must be used for private and public <text:soft-page-break/>networks.</text:p>
      <text:p text:style-name="Preformatted_20_Text"/>
      <text:p text:style-name="Preformatted_20_Text">The public internet must not be able to access port 8096 on the Management Server.</text:p>
      <text:p text:style-name="Preformatted_20_Text"/>
      <text:p text:style-name="Preformatted_20_Text">The Management Servers communicate with the XenServers on ports 22 (ssh) and 80 (HTTP).</text:p>
      <text:p text:style-name="Preformatted_20_Text"/>
      <text:p text:style-name="Preformatted_20_Text">The Management Servers communicate with VMware vCenter servers on port 443 (HTTPs).</text:p>
      <text:p text:style-name="Preformatted_20_Text"/>
      <text:p text:style-name="Preformatted_20_Text">The Management Servers communicate with the KVM servers on port 22 (ssh).</text:p>
      <text:p text:style-name="P2"/>
      <text:h text:style-name="P12" text:outline-level="1">Templates</text:h>
      <text:p text:style-name="P9">When running XenServer, install PV drivers and Xen tools on each template you create as this will enable live migration and clean guest shutdown.</text:p>
      <text:p text:style-name="P9"/>
      <text:p text:style-name="P2">When running vSphere, install VMware Tools on each template that you create as this will enable console view to work properly.</text:p>
      <text:p text:style-name="P2"/>
      <text:p text:style-name="P8"/>
      <text:p text:style-name="Preformatted_20_Text">7 <text:s text:c="5"/>Citrix XenServer Installation and Configuration</text:p>
      <text:p text:style-name="Preformatted_20_Text">...</text:p>
      <text:p text:style-name="Preformatted_20_Text"/>
      <text:p text:style-name="Preformatted_20_Text"/>
      <text:p text:style-name="Preformatted_20_Text">7.4 Physical Networking Setup</text:p>
      <text:p text:style-name="Preformatted_20_Text">Once XenServer has been installed you may need to do some additional network configuration...</text:p>
      <text:p text:style-name="Preformatted_20_Text"/>
      <text:p text:style-name="Preformatted_20_Text">If you plan on using NIC bonding, the NICs on all hosts in the Cluster must be cabled exactly the same. <text:s/>For example, if eth0 is in the private bond on one host in a cluster, then eth0 must be in the private bond on all hosts in the cluster.</text:p>
      <text:p text:style-name="Preformatted_20_Text"/>
      <text:p text:style-name="Preformatted_20_Text">The IP address assigned for the private network interface must be static. It can be set on the host itself or obtained via static DHCP.</text:p>
      <text:p text:style-name="Preformatted_20_Text"/>
      <text:p text:style-name="Preformatted_20_Text">NIC Bonding (optional)</text:p>
      <text:p text:style-name="Preformatted_20_Text">XenServer supports Source Level Balancing (SLB) NIC bonding...</text:p>
      <text:p text:style-name="Preformatted_20_Text"/>
      <text:p text:style-name="Preformatted_20_Text">* <text:s text:c="8"/>You must set bonds on the first host added to a cluster. <text:s/>Then you must use xe commands as below to establish the same bonds in the second and subsequent hosts added to a cluster.</text:p>
      <text:p text:style-name="Preformatted_20_Text"/>
      <text:p text:style-name="Preformatted_20_Text">* <text:s text:c="8"/>Slave hosts in a cluster must be cabled exactly the same as the master. <text:s/>For example, if eth0 is in the private bond on the master, it must be in the private network for added slave hosts.</text:p>
      <text:p text:style-name="Preformatted_20_Text"/>
      <text:p text:style-name="Preformatted_20_Text">8 <text:s text:c="5"/>VMware vSphere Installation and Configuration</text:p>
      <text:p text:style-name="Preformatted_20_Text">...</text:p>
      <text:p text:style-name="Preformatted_20_Text">8.1 Prerequisites and Constraints</text:p>
      <text:p text:style-name="Preformatted_20_Text">The following requirements must be met in order for the VMware vSphere installation to work properly.</text:p>
      <text:p text:style-name="Preformatted_20_Text"/>
      <text:p text:style-name="Preformatted_20_Text">* <text:s text:c="8"/>VMware vCenter Standard Edition 4.1 must be installed and available to manage the vSphere Hosts.</text:p>
      <text:p text:style-name="Preformatted_20_Text"/>
      <text:p text:style-name="Preformatted_20_Text">* <text:s text:c="8"/>vCenter must be configured to use the standard port 443 so that it can communicate with the CloudStack Management Server.</text:p>
      <text:p text:style-name="Preformatted_20_Text"><text:soft-page-break/></text:p>
      <text:p text:style-name="Preformatted_20_Text">* <text:s text:c="8"/>You must re-install VMware ESXi if you are going to re-use a host from a previous install.</text:p>
      <text:p text:style-name="Preformatted_20_Text"/>
      <text:p text:style-name="Preformatted_20_Text">* <text:s text:c="8"/>The CloudStack requires VMware vSphere 4.1. <text:s/>VMware vSphere 4.0 is not supported.</text:p>
      <text:p text:style-name="Preformatted_20_Text"/>
      <text:p text:style-name="Preformatted_20_Text">* <text:s text:c="8"/>All hosts must be 64-bit and must support HVM (Intel-VT or AMD-V enabled). All Hosts within a Cluster must be homogenous. That means the CPUs must be of the same type, count, and feature flags.</text:p>
      <text:p text:style-name="Preformatted_20_Text"/>
      <text:p text:style-name="Preformatted_20_Text">* <text:s text:c="8"/>The CloudStack private network must not be configured as a separate tagged virtual network. The CloudStack private network is the same as the vCenter management network, and will inherit its configuration. See Configure vCenter Management Network on page 50.</text:p>
      <text:p text:style-name="Preformatted_20_Text"/>
      <text:p text:style-name="Preformatted_20_Text">* <text:s text:c="8"/>CloudStack requires ESXi. <text:s/>ESX is not supported.</text:p>
      <text:p text:style-name="Preformatted_20_Text"/>
      <text:p text:style-name="Preformatted_20_Text">* <text:s text:c="8"/>All resources used for CloudStack must be used for CloudStack only. <text:s/>CloudStack cannot shares instance of ESXi or storage with other management consoles. <text:s/>Do not share the same storage volumes that will be used by CloudStack with a different set of ESXi servers that are not managed by CloudStack.</text:p>
      <text:p text:style-name="Preformatted_20_Text"/>
      <text:p text:style-name="Preformatted_20_Text">* <text:s text:c="8"/>Put all target ESXi hypervisors in a Cluster in a separate Datacenter in vCenter.</text:p>
      <text:p text:style-name="Preformatted_20_Text"/>
      <text:p text:style-name="Preformatted_20_Text">* <text:s text:c="8"/>The cluster that will be managed by CloudStack product should not contain any VMs. <text:s/>Do not run the management server, vCenter or any other VMs on the cluster that is designated for CloudStack use. <text:s/>Create <text:s/>a separate cluster for use of CloudStack and make sure that they are no VMs in this cluster.</text:p>
      <text:p text:style-name="Preformatted_20_Text"/>
      <text:p text:style-name="Preformatted_20_Text">* <text:s text:c="8"/>All the required VLANS must be trunked into all the ESXi hypervisor hosts. <text:s/>These would include the VLANS for Management, Storage, vMotion, and guest VLANs. <text:s/>The guest VLAN (used in Advanced Networking; see Network Setup on page 18) is a contiguous range of VLANs that will be managed by the CloudStack Product. CloudStack does not support Distributed vSwitches in VMware.</text:p>
      <text:p text:style-name="Preformatted_20_Text">...</text:p>
      <text:p text:style-name="Preformatted_20_Text">8.5.1.2 <text:s text:c="2"/>Increasing Ports</text:p>
      <text:p text:style-name="Preformatted_20_Text">By default a virtual switch on ESXi hosts is created with 56 ports. <text:s/>We recommend setting it to 4096, the maximum number of ports allowed. To do that, click the "Properties..." link for virtual switch (note this is not the Properties link for Networking).</text:p>
      <text:p text:style-name="Preformatted_20_Text"/>
      <text:p text:style-name="Preformatted_20_Text">9 <text:s text:c="11"/>KVM Installation and Configuration</text:p>
      <text:p text:style-name="Preformatted_20_Text">...</text:p>
      <text:p text:style-name="Preformatted_20_Text">All KVM Hosts must follow these guidelines:</text:p>
      <text:p text:style-name="Preformatted_20_Text"/>
      <text:p text:style-name="Preformatted_20_Text">* <text:s text:c="8"/>Must be 64-bit.</text:p>
      <text:p text:style-name="Preformatted_20_Text"/>
      <text:p text:style-name="Preformatted_20_Text">* <text:s text:c="8"/>Must support HVM (Intel-VT or AMD-V enabled).</text:p>
      <text:p text:style-name="Preformatted_20_Text"/>
      <text:p text:style-name="Preformatted_20_Text">* <text:s text:c="8"/>Within a single cluster, the hosts must be homogenous. The CPUs must be of the same type, count, and feature flags.</text:p>
      <text:p text:style-name="Preformatted_20_Text"/>
      <text:p text:style-name="Preformatted_20_Text">* <text:s text:c="8"/>Within a single cluster, the hosts must be of the same kernel version. <text:s/>For example, if one Host is RHEL6 64 bit, they must all be RHEL6 64 bit.</text:p>
      <text:p text:style-name="Preformatted_20_Text"/>
      <text:p text:style-name="Preformatted_20_Text">10 <text:s text:c="9"/>Oracle VM (OVM) Installation and Configuration</text:p>
      <text:p text:style-name="Preformatted_20_Text"><text:soft-page-break/>...</text:p>
      <text:p text:style-name="Preformatted_20_Text">All hosts must be 64-bit and must support HVM (Intel-VT or AMD-V enabled). All Hosts within a Cluster must be homogenous. That means the CPUs must be of the same type, count, and feature flags.</text:p>
      <text:p text:style-name="Preformatted_20_Text"/>
      <text:p text:style-name="Preformatted_20_Text">Within a single cluster, the hosts must be of the same kernel version. <text:s/>For example, if one Host is OVM 2.3 64 bit, they must all be OVM 2.3 64 bit.</text:p>
      <text:p text:style-name="Preformatted_20_Text">...</text:p>
      <text:p text:style-name="Preformatted_20_Text"/>
      <text:p text:style-name="Preformatted_20_Text">12.2.1 <text:s text:c="2"/>Single Node Database Install</text:p>
      <text:p text:style-name="Preformatted_20_Text">...</text:p>
      <text:p text:style-name="Preformatted_20_Text">Edit the MySQL configuration (/etc/my.cnf or ...) The max_connections parameter should be set to 350 multiplied by the number of Management Servers you are deploying.</text:p>
      <text:p text:style-name="Preformatted_20_Text"/>
      <text:p text:style-name="Preformatted_20_Text">...</text:p>
      <text:p text:style-name="Preformatted_20_Text"/>
      <text:p text:style-name="Preformatted_20_Text">Best Practice: On RHEL and CentOS, MySQL does not set a root password by default. It is very strongly recommended that you set a root password as a security precaution. Run the following commands, and substitute your own desired root password for &lt;password&gt;.</text:p>
      <text:p text:style-name="Preformatted_20_Text"/>
      <text:p text:style-name="Preformatted_20_Text"># service mysqld start</text:p>
      <text:p text:style-name="Preformatted_20_Text"/>
      <text:p text:style-name="Preformatted_20_Text"># mysql -u root</text:p>
      <text:p text:style-name="Preformatted_20_Text"/>
      <text:p text:style-name="Preformatted_20_Text">mysql&gt; SET PASSWORD = PASSWORD('&lt;password&gt;');</text:p>
      <text:p text:style-name="Preformatted_20_Text"/>
      <text:p text:style-name="Preformatted_20_Text">12.3.3 <text:s/>Database Replication (Optional)</text:p>
      <text:p text:style-name="Preformatted_20_Text">CloudStack supports database replication from one MySQL node to another. ...</text:p>
      <text:p text:style-name="Preformatted_20_Text"/>
      <text:p text:style-name="Preformatted_20_Text">Creating a replica is not a backup solution. You should develop a backup procedure for the MySQL data that is distinct from replication.</text:p>
      <text:p text:style-name="Preformatted_20_Text"/>
      <text:p text:style-name="Preformatted_20_Text"/>
      <text:p text:style-name="Preformatted_20_Text">1. <text:s text:c="6"/>Edit my.cnf on the master and add the following in the [mysqld] section below datadir.</text:p>
      <text:p text:style-name="Preformatted_20_Text"/>
      <text:p text:style-name="Preformatted_20_Text">log_bin=mysql-bin</text:p>
      <text:p text:style-name="Preformatted_20_Text"/>
      <text:p text:style-name="Preformatted_20_Text">server_id=1</text:p>
      <text:p text:style-name="Preformatted_20_Text">The server_id must be unique with respect to other servers. The recommended way to achieve this is to give the master an ID of 1 and each slave a sequential number greater than 1, so that the servers are numbered 1, 2, 3, etc.</text:p>
      <text:p text:style-name="Preformatted_20_Text"/>
      <text:p text:style-name="Preformatted_20_Text"/>
      <text:p text:style-name="Preformatted_20_Text">14 <text:s text:c="2"/>Describe Your Deployment</text:p>
      <text:p text:style-name="Preformatted_20_Text">...</text:p>
      <text:p text:style-name="Preformatted_20_Text"/>
      <text:p text:style-name="Preformatted_20_Text">management.network.cidr</text:p>
      <text:p text:style-name="Preformatted_20_Text"/>
      <text:p text:style-name="Preformatted_20_Text"/>
      <text:p text:style-name="Preformatted_20_Text">A CIDR that describes the network that the management CIDRs reside on. <text:s/>This variable must be set for deployments that use vSphere. <text:s/>It is recommended to be set for other deployments as well. <text:s/>Example: 192.168.3.0/24.</text:p>
      <text:p text:style-name="Preformatted_20_Text"/>
      <text:p text:style-name="Preformatted_20_Text"/>
      <text:p text:style-name="Preformatted_20_Text">...</text:p>
      <text:p text:style-name="Preformatted_20_Text"><text:soft-page-break/></text:p>
      <text:p text:style-name="Preformatted_20_Text">secstorage.allowed.internal.sites</text:p>
      <text:p text:style-name="Preformatted_20_Text"/>
      <text:p text:style-name="Preformatted_20_Text"/>
      <text:p text:style-name="Preformatted_20_Text">This is used to protect your internal network from rogue attempts to download arbitrary files using the template download feature. This is a comma-separated list of CIDRs. If a requested URL matches any of these CIDRs the Secondary Storage VM will use the private network interface to fetch the URL. Other URLs will go through the public interface. We suggest you set this to 1 or 2 hardened internal machines where you keep your templates. For example, set it to 192.168.1.66/32.</text:p>
      <text:p text:style-name="Preformatted_20_Text"/>
      <text:p text:style-name="Preformatted_20_Text"/>
      <text:p text:style-name="Preformatted_20_Text">14.1.1 <text:s/>Adding a Zone and Pod</text:p>
      <text:p text:style-name="Preformatted_20_Text">...</text:p>
      <text:p text:style-name="Preformatted_20_Text"/>
      <text:p text:style-name="Preformatted_20_Text">5. <text:s text:c="6"/>Enter the following details in the Add Zone dialog.</text:p>
      <text:p text:style-name="Preformatted_20_Text"/>
      <text:p text:style-name="Preformatted_20_Text">* <text:s text:c="8"/>....</text:p>
      <text:p text:style-name="Preformatted_20_Text"/>
      <text:p text:style-name="Preformatted_20_Text">* <text:s text:c="8"/>Guest CIDR (Advanced Only). This is the CIDR that describes the IP addresses in use in the guest virtual networks in this Zone. For example, 10.1.1.0/24. As a matter of good practice you should set different CIDRs for different Zones. This will make it easier to set up VPNs between virtual networks in different Zones in the future.</text:p>
      <text:p text:style-name="Preformatted_20_Text"/>
      <text:p text:style-name="Preformatted_20_Text">14.1.2 Advanced Networking: Adding an External Firewall (optional)</text:p>
      <text:p text:style-name="Preformatted_20_Text">...</text:p>
      <text:p text:style-name="Preformatted_20_Text">In the external networking case, every VM in a zone must have a unique guest IP address. <text:s/>There are two variables that you need to consider in determining how to configure the CloudStack to support this: how many Zone VLANs do you expect to have and how many VMs do you expect to have running in the Zone at any one time.</text:p>
      <text:p text:style-name="Preformatted_20_Text">Use the following table to determine how to configure the CloudStack for your deployment.</text:p>
      <text:p text:style-name="Preformatted_20_Text">guest.vlan.bits</text:p>
      <text:p text:style-name="Preformatted_20_Text"/>
      <text:p text:style-name="Preformatted_20_Text">Maximum Running VMs per Zone</text:p>
      <text:p text:style-name="Preformatted_20_Text"/>
      <text:p text:style-name="Preformatted_20_Text">Maximum Zone VLANs</text:p>
      <text:p text:style-name="Preformatted_20_Text"/>
      <text:p text:style-name="Preformatted_20_Text">12</text:p>
      <text:p text:style-name="Preformatted_20_Text"/>
      <text:p text:style-name="Preformatted_20_Text">4096</text:p>
      <text:p text:style-name="Preformatted_20_Text"/>
      <text:p text:style-name="Preformatted_20_Text">4094</text:p>
      <text:p text:style-name="Preformatted_20_Text"/>
      <text:p text:style-name="Preformatted_20_Text">11</text:p>
      <text:p text:style-name="Preformatted_20_Text"/>
      <text:p text:style-name="Preformatted_20_Text">8192</text:p>
      <text:p text:style-name="Preformatted_20_Text"/>
      <text:p text:style-name="Preformatted_20_Text">2048</text:p>
      <text:p text:style-name="Preformatted_20_Text"/>
      <text:p text:style-name="Preformatted_20_Text">10</text:p>
      <text:p text:style-name="Preformatted_20_Text"/>
      <text:p text:style-name="Preformatted_20_Text">16384</text:p>
      <text:p text:style-name="Preformatted_20_Text"/>
      <text:p text:style-name="Preformatted_20_Text">1024</text:p>
      <text:p text:style-name="Preformatted_20_Text"/>
      <text:p text:style-name="Preformatted_20_Text">9</text:p>
      <text:p text:style-name="Preformatted_20_Text"><text:soft-page-break/></text:p>
      <text:p text:style-name="Preformatted_20_Text">32768</text:p>
      <text:p text:style-name="Preformatted_20_Text"/>
      <text:p text:style-name="Preformatted_20_Text">512</text:p>
      <text:p text:style-name="Preformatted_20_Text"/>
      <text:p text:style-name="Preformatted_20_Text"/>
      <text:p text:style-name="Preformatted_20_Text">Based on your deployment's needs choose the appropriate value of guest.vlan.bits.</text:p>
      <text:p text:style-name="Preformatted_20_Text"/>
      <text:p text:style-name="Preformatted_20_Text"/>
      <text:p text:style-name="Preformatted_20_Text">14.5Add Hosts (KVM, OVM, or XenServer)</text:p>
      <text:p text:style-name="Preformatted_20_Text">...</text:p>
      <text:p text:style-name="Preformatted_20_Text">NOTE: If you ever remove an OVM host from a CloudStack OVM cluster, CloudStack will not umount the primary storage device on the host. This is to prevent accidental data loss. You should umount the device yourself or stop the OCFS2 service on the host.</text:p>
      <text:p text:style-name="Preformatted_20_Text"/>
      <text:p text:style-name="Preformatted_20_Text">14.7 Add Primary Storage</text:p>
      <text:p text:style-name="Preformatted_20_Text">...</text:p>
      <text:p text:style-name="Preformatted_20_Text">If you do not provision shared storage for primary storage, you will not be able to create additional volumes (via Storage &gt; Volumes &gt; Add Volume).</text:p>
      <text:p text:style-name="Preformatted_20_Text"/>
      <text:p text:style-name="Preformatted_20_Text">If you do not provision shared primary storage, you must set system.vm.local.storage.required to true, or else you will not be able to start VMs.</text:p>
      <text:p text:style-name="Preformatted_20_Text"/>
      <text:p text:style-name="Preformatted_20_Text">...</text:p>
      <text:p text:style-name="Preformatted_20_Text">The tag sets on primary storage across clusters in a Zone must be identical. <text:s/>For example, if Cluster A provides primary storage that has tags T1 and T2, all other clusters in the Zone must also provide primary storage that has tags T1 and T2</text:p>
      <text:p text:style-name="Preformatted_20_Text"/>
      <text:p text:style-name="Preformatted_20_Text">16Installing the Usage Server (Optional)</text:p>
      <text:p text:style-name="Preformatted_20_Text">...</text:p>
      <text:p text:style-name="Preformatted_20_Text">When multiple Management Servers are present, the Usage Server may be installed on any number of them. ...A site that is concerned about availability should install Usage Servers on at least two Management Servers.</text:p>
      <text:p text:style-name="Preformatted_20_Text"/>
      <text:p text:style-name="Preformatted_20_Text">The Management Server must be running when the Usage Server is installed. The Usage Server must be installed on the same server as a Management Server.</text:p>
      <text:p text:style-name="Preformatted_20_Text"/>
      <text:p text:style-name="Preformatted_20_Text"/>
      <text:p text:style-name="Preformatted_20_Text">17.3VLAN Issues</text:p>
      <text:p text:style-name="Preformatted_20_Text">A common installation issue is that your VLANs are not set up correctly. VLANs must be trunked into every host in the Zone.</text:p>
      <text:p text:style-name="Preformatted_20_Text"/>
      <text:p text:style-name="Preformatted_20_Text">* <text:s text:c="8"/>VLANs must be trunked into every host in the Zone.</text:p>
      <text:p text:style-name="Preformatted_20_Text"/>
      <text:p text:style-name="Preformatted_20_Text">* <text:s text:c="8"/>In Basic Networking, the network interface in the host that is connected to the VLAN must be named cloud-guest. <text:s/>For example, in XenServer, the network name-label must be "cloud-guest".</text:p>
      <text:p text:style-name="P1"/>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moz-fixed" svg:font-family="moz-fixed"/>
    <style:font-face style:name="DejaVu Sans Mono" svg:font-family="'DejaVu Sans Mono'"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1"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meta:initial-creator>
    <meta:creation-date>2011-11-21T11:46:27</meta:creation-date>
    <meta:generator>LibreOffice/3.4$Unix LibreOffice_project/340m1$Build-402</meta:generator>
    <dc:date>2011-11-30T00:38:44</dc:date>
    <dc:creator>Eric </dc:creator>
    <meta:editing-duration>PT13H15M44S</meta:editing-duration>
    <meta:editing-cycles>12</meta:editing-cycles>
    <meta:document-statistic meta:table-count="0" meta:image-count="0" meta:object-count="0" meta:page-count="8" meta:paragraph-count="161" meta:word-count="2954" meta:character-count="17899" meta:non-whitespace-character-count="14848"/>
  </office:meta>
</office:document-meta>
</file>